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ro1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OrderInLists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2" office:value-type="string">
            <text:p>InitialValu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float" office:value="1">
            <text:p>1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float" office:value="3">
            <text:p>3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float" office:value="4">
            <text:p>4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float" office:value="5">
            <text:p>5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float" office:value="6">
            <text:p>6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float" office:value="7">
            <text:p>7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float" office:value="8">
            <text:p>8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float" office:value="9">
            <text:p>9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float" office:value="10">
            <text:p>10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1]" office:value-type="string" office:string-value="StoneSkill">
            <text:p>StoneSkill</text:p>
          </table:table-cell>
          <table:table-cell office:value-type="float" office:value="11">
            <text:p>11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2]" office:value-type="string" office:string-value="MetalSkill">
            <text:p>MetalSkill</text:p>
          </table:table-cell>
          <table:table-cell office:value-type="float" office:value="12">
            <text:p>12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21.11.2018</text:date>, <text:time>15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5M5S</meta:editing-duration>
    <meta:editing-cycles>95</meta:editing-cycles>
    <meta:generator>OpenOffice/4.1.3$Win32 OpenOffice.org_project/413m1$Build-9783</meta:generator>
    <dc:date>2018-11-21T15:36:09.34</dc:date>
    <dc:creator>Felix </dc:creator>
    <meta:document-statistic meta:table-count="1" meta:cell-count="84" meta:object-count="0"/>
    <meta:user-defined meta:name="Info 1"/>
    <meta:user-defined meta:name="Info 2"/>
    <meta:user-defined meta:name="Info 3"/>
    <meta:user-defined meta:name="Info 4"/>
  </office:meta>
</office:document-meta>
</file>